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" style:family="table-cell" style:name="ce6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bold" style:text-scale="-30%"/>
    </style:style>
    <style:style style:parent-style-name="Normal" style:data-style-name="NF10001" style:family="table-cell" style:name="ce7">
      <style:table-cell-properties style:text-align-source="fix" fo:background-color="transparent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loext:column-width-sym="9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7.25cm" style:use-optimal-column-width="true" loext:column-width-sym="38.4219" fo:break-before="auto"/>
    </style:style>
    <style:style style:family="table-column" style:name="co3">
      <style:table-column-properties style:column-width="3.334cm" style:use-optimal-column-width="true" loext:column-width-sym="17.2812" fo:break-before="auto"/>
    </style:style>
    <style:style style:family="table-column" style:name="co4">
      <style:table-column-properties style:column-width="3.44cm" style:use-optimal-column-width="true" loext:column-width-sym="17.8516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Normal"/>
        <table:table-column table:style-name="co4" table:default-cell-style-name="Normal"/>
        <table:table-column table:number-columns-repeated="1021" table:style-name="co1" table:default-cell-style-name="Normal"/>
        <table:table-row table:style-name="ro1">
          <table:table-cell table:style-name="ce5" office:value-type="string" calcext:value-type="string">
            <text:p>Port Name</text:p>
          </table:table-cell>
          <table:table-cell table:style-name="ce6" office:value-type="string" calcext:value-type="string">
            <text:p>In FreeBSD Security</text:p>
          </table:table-cell>
          <table:table-cell table:style-name="ce6" office:value-type="string" calcext:value-type="string">
            <text:p>In BlackArch Porting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0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3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3proxy-win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table:style-name="ce7" office:value-type="float" calcext:value-type="float" office:value="42">
            <text:p>4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2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buse-ssl-bypass-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c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l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ctivedirectory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-lda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-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pe-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ptix-c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assau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explorersnap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f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idns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id-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inpage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m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pe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dversarial-robustness-tool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key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e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ff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a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ain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ggroar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odns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gedd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o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irspyh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jp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ba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lthev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lt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mo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alyzem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alyzepes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bu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gu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apk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n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-build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sdk-platform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-udev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me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pin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id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drow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-manag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-py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g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ontw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ti-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tirans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nubis-net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-ti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-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hetomca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lea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stud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kurl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n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p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ptd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qua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achn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an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chive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g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gus-cli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j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it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msc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al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antispoo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ing-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spoof-smiki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str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p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rtl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l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p-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pi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assi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et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setnote-wordli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s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hena-ss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l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stak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tacksurface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t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rebesh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-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-xor-decry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make-1.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m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ness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p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utovp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aloniail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vr-libc-manpa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extender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iam-prive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-inven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wsbucke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zaz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aztar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-testpk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coo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-ap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-fa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doorp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oo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orif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ports-drivers-frag+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kports-patc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kar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minist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d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gb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lbuz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mf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ndic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m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r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e64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edomain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h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sh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tman-ad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atman-alf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q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df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d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b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e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hol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la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l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rate_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r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ettercap-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f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gp-md5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llci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aryn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d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-ip2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-lfi-r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g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nav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nwal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os_mem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ittw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k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k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art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aweso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b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calam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cur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flu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g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i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ic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lx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open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spectr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v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x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xf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config-z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ev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evtools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d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key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men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mirror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officia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arch-wallp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box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m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acknu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a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etch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-sql-bitshift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eleph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n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isq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b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c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hound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oody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-hyd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box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bu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div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f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mah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ra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snar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ez-hci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lu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a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mc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b-the-but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f-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ne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op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psc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t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wc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ox-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q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inst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ak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e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idge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idgekee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tli0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tli06-test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wse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owser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3k1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-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1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lu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salted-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force-wal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e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ru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ql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ql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_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le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proxy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lk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n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rp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uttins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v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pass-firewall-dns-his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bytecode-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5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7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ch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feba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do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ido-deskt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lam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erad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lid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m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alyzat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gibri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si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ntool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pt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id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rwhispe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s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ntheca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at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crawl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dpsn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c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rt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e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ins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mele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meleonmin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ng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nk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os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o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ap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at-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-weak-dh-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ib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eckp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asm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p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r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is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psh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ronz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own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dr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mensi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ronol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hw00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dr2r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ntru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er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ph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rt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auditing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global-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router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nmp-enume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snmp-sl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-to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5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7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sc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itad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j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kbco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irvoy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amscan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everh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i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a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-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_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f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flare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m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oudun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luste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osp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-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-f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ms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namul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d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detec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e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is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en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monsp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plemen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m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figpu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ie-cad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okiej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r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tton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untry-ip-bl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o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p2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p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yrit-cu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pyrit-open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3dov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bst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map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mapexec-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ck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awl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ate_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m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ed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ibdr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lf-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sslink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wb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ozo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h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ohazemulti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rypton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srf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-expo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f-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types-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bi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ck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dahash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utyca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ve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bercro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b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motho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thon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c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-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l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m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edev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-dork-sear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armo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d0r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j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mys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rkspiri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tajack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ta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o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v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awn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pw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bu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3d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fld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dos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4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4do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aths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b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bla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cod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ep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lldr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lore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migui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nsity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d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endency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p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r-asc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skhp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it-ea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tec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v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vice-phar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x2j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expat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f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ir-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ftimewo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ga-det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ar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d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hcpoptin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dier-stevens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etli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nou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bust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ectorytravers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rst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i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l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s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i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km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g2im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mi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parallel-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reverse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-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2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2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h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cob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di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dr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filex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obl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ob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re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e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tw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w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c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ck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-sta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in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i-o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m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p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tgo40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o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rk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otp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e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kt-sv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0p1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c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dis-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agon-backdo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ft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nk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oop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o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al-module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ru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d-f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store-c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sx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tp-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blin-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ck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b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109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smbsh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mpzil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plic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ut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vcs-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w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dynamor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h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pmd5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-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sy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a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c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gg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igr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indeut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astic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ctric-f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t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ttra-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ev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f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i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lite-proxy-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ail2phonenum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l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p3r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ab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codeshell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eleta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tr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-sh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4lin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4linux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erate-i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e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umia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nyelk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picweb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ase-registra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a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e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rl-m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spion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erna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herch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ther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ss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win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-winrm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cli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gr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lim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ma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l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vt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abg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2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2im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ifloo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i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imp-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loit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4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ended-ssrf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bitlocker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ho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xtractusnjrn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b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eyewit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-s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ook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e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ctordb-py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ne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kenetbi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raday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stnet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t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v-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av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atherd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-wifi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flo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nmel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ox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er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fuf-scri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g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6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e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e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li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al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-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my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myiph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duncommonsha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ngerpr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base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fox-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fox-security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pr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e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m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mware-mod-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stexecu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irstor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0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mero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re-fl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session-cookie-manag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session-cookie-manager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k-unsi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owins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unym0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ux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l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ck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kingport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matstring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ort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protlo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aud-bri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eew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ios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a-pu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risbee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-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-nya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stea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-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tp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dd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xplo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bal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b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g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owsk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fuzzt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72x++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dgetinsp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dgettoj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ll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r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s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tecra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a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on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pbucke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db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dir.p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i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n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o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oip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rix-wifi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s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et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g-ima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ggoogl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-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au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ettotoo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idr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-phi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deliv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ost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bberish-det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r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skism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-wild-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dor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gra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-dor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-subdoma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hubclo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ma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r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i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ks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pwn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msa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bin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exploit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-windap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cabri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d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ang-gl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den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lism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ma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canvas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-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-crc32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-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glesu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h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p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pher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h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strings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owit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o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o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p-de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re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ps-sdr-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qrx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air-mo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d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g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-pa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bit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ffi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mmarin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-c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-path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phw00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enbone-feed-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p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epforr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ok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pc-pentest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ry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mevi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alk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fob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-sharp-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ksourcevie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tp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uym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w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gw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csmug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2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8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hoir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hoir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er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ckt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k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krev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be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cy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lcyon-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m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rn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rp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e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ext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-ident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c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p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p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h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skell-icon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t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te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voc-c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ays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b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dcp-ge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dmi-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rtbleed-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artle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kato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llrai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mingw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rcules-pay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2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od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exor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h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den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ddeneye-leg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ik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lexte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ax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d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le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llows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m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ey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n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kana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k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ru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-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apd-m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apd-w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box-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st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tp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tspo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owmanypeoplearear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pfe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se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pw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rosb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she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-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2smug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b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for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pwn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int-win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creen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s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ttp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bbit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ngry-interce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url-enco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w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x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ena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per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hyperion-cryp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ax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ax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loudbru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qu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cm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-en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a-f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enty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dswake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fch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heartx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is-shortname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is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ke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lo4-tool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l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agemo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packet-b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dx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et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ection-mo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fo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gu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jec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noun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a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tagram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sta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lm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lp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nsio-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actsh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cept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l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rog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er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un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url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ite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cradlecra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dos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voke-ob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nz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osforens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-https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2c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b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cou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de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hone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mi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source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to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t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v4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v66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p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csnaps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on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rp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r-f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s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t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-d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ivre-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ad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ckd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e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id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17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1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2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3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4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24-openjfx-b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ava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oss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r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-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eseria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dk21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angr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andro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mi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b-web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opard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exb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ira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ndi-injection-ex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ne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mpl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n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l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lav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oom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peg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pexs-decompi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re21-openj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re21-openjdk-head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f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on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ql-inj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stil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icy-pot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n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stdecomp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uum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key-recov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wt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jynx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5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c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dim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librate-r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mer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ana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ana-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tsno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autily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imp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k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ero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rnelp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h2h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h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ckthem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llc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ller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p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et-ear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et2ear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s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teru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itty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ee-ucli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lo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nx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ad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lk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on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rbrelay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estri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u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kwetz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0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nma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t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uda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zag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azydro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-shat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cons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scri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apwordlistharv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ds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akloo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ech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e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roy-jenk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thalh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tmefuckit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viath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ev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fuzz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image-hel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-s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i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h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32-openssl-1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f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bt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c-data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a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st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ast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ixbu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fv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ht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ks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gl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cu5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cu6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idn1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jody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jpeg6-turb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lms7002m-xt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log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mirisdr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nl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si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smo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owf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aris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cap-1.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erseus-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m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f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j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png1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dr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stdc++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tirpc-com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usb33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vshad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d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bxtrx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olo-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golo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mea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meligh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i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edin2user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ed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k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exploit-sugg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exploit-suggester.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nux-smart-enume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sa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st-ur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ttleblack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ittlebrot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adlibr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ca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dow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-fil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c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j-by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4j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gme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ki-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ki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lb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con-o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rs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otophag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r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sr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te-cell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ksi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lz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uyt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lyric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3-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china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c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e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icresc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gic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g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l-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ilsend-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ke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k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box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c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he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cious-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ign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l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-check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ana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re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w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lyb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do.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n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p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a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c4d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shal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ry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k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bl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can-autom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ssexpcons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ah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trosch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auseza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b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box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b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dns-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lk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fe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mim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nta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rlin-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big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core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for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goo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asploit-auto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er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et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cu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rc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ftref2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b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cr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d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krotik-np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ld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mi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mipengu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gswee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con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mod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nimysql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randa-upn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ssiden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ssionpl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-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ap-o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itm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bru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initcpio-opensw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k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bius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bs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ifycerttemp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lish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lo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go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o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o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ns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on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o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phe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bt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coi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keyf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travers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rxtu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tsa-dns-spoof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ouse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3ne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ptcp-ab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qtt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kap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rt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-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-m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f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mail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sql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ssq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be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lti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nin-hash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rae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ut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web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b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j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l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resc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sql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mysql2s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1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rt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s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avg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n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b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p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curses5-compat-lib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d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croma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e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glec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ighbor-cache-fingerpr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mes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o-rege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o4j-commu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-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ac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bios-share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comma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disc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exec-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bsd-fi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rus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kit-rwh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recon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a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pion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stumb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-app-stress-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work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tz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ext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c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f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e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mbostrat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rso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ish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j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kill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ap-parse-out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m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-ar-dr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col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electron-pack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dejs-lts-gall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hi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morex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rib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i-user-pass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sq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tspik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vah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ov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d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c3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ec3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n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so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ds-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ds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fs-file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fs-log-t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challe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-the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lmv1-mul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-finger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-ip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tp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clei-templa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llin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ul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x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nzy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-s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365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365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vi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x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exst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fs4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bj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lhash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ctopw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ffice-dde-paylo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fp-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hrwu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kadmin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l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lly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ni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mni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-lin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sixty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etwop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ng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nion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dht-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do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jdk21-do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jdk21-sr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ob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p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ri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1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sl-1.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sv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vas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nweb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pera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akelcrack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bi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rj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fooler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.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-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e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intg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pd-ope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r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tina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su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to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utgu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utlook-webap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sp-by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asp-zs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rx_conn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ow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-o-mat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ets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cum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ding-oracle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d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go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ho-mqtt-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ket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n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nopt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ppy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pamp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m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ano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se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se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-st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detec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e-part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g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sh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te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te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sv-agr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ch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thzuz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x-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yload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ayloadsalltheth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bl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f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si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te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apx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ile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ode2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cred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bl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book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g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resurr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fwal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dg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-b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-sie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ch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e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eping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fr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m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m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estg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est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nt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gorithm-generatesequ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gorithm-perm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alien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ache-l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isco-copy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accessor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error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gom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lass-loa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lor-out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nvert-ascii-armou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onvert-p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pan-m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es_ed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id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openssl-x509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prim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ran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crypt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a-bu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a-validate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ate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evel-overload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cr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m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md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digest-perl-md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ncoding-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x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exporter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geography-countr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getopt-lo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ml-link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ml-ta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da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parser-x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http-request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portst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socks-wr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o-socket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ip-coun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ibwhisk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wp-protocol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lwp-useragent-proxya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bigint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g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ath-pa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d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odern-p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mo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ci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dh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dns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dev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icmp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ipv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layer-sinf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fram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lib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libdnet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netm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ns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pcap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raw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h-p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h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sl-expired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sub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t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hois-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r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-write-f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et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number-ra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parse-regis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perlio-via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rpc-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ing-hexcon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ing-ran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struct-du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rm-ansi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rm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checkde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ident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refcou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shared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est-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f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e-encrypted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me-duration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time-interv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ni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niversal-requ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i-esc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i-fe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url-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www-l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l-xml-d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rsistence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ring-dk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ftri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-gv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gd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-eva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coll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antom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ish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ishingkit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einfo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e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non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findso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malware-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mt-s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p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rfi-payload-deco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-vulnerability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gg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t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pst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hrasendresc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de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g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ker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ntool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3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pe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r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vot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x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ix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gcheck-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ini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kt2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sma-di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eco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l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c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c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m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ng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cketsphi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c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ly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mp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mantea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rt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st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less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m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o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hd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erst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0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a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ae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2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e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ince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cy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etheus-firew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isc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mptf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tos-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tos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e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bro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broker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roxy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1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hit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store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th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ls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reb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ur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log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ly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fuzz-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cat-cal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do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d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orn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edpasswor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wnlor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ad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ax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bozo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clu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di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rsi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exf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f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fus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ooca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poab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gtksourceview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aller-hooks-contr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inst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j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k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e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inifak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ms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py3-flit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4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qt5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as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r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ssl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bu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ardwo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bout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cqu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dblock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es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hocoras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http-jinj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http-xml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multiproc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r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sm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iow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j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exa-top-s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ive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l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mq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ntlerin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nyasc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ache-lo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i-dnsdump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ksig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psched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abic-resh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c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chive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pre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pspo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se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rtifac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_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st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cii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n1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-time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ncio-throt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sy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ugmen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utos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w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cli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keyvau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net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resou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ecu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sto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azure-mgmt-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c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-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.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kports.shutil-get-terminal-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cp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dg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an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autiful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ncode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ertop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lli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n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ntr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it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less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l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lt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oby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an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otl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rowser-cooki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s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uild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builtwi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ched-prope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atalog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char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n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erbeyra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f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cksum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errypy-c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hromedriver-auto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ear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config-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option-gro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rep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ckcl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oud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l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ap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dec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or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lumn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mmand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mment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nex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sole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nsole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uc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uchd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vera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ow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pp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pr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1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ce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och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osspl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y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rytic-comp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ss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ur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v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_orac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xfi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xxheader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cymru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ata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fused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leg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legator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em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date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v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f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hc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ct2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ctto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cord-webh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k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btr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c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cl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se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vent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vide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xecu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ex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f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hypervi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jf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reg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helli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squash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tar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thumb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vm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volu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issect.x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rateli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jango-tables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m-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n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ns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2d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strin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2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ocx2t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p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pl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-st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interna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sn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tfab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du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asy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asyin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book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ditdist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g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gg-ti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lfeste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lix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mailprotectio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hancem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um-com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nvir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sm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spri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th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vent-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change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fr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i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ex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-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-recognition-mode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book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c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ke-user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raday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astec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eedform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d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e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lteralchemy-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ir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ke8-debu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ke8-per-file-igno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apsched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abel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asic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classf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cl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http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jwt-extend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kvsession-f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mongo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negoti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est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es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ri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secu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sess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sk-whooshalchemy-red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at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ickr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ipfl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low.reco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ol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ri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rida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llcontac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n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s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ture-annota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zz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fuzzyw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aleo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dshorte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n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t-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et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ithub3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itignor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l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nuread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conta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i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log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monito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resource-man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loud-sto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crc32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resumable-med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search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-stree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oogletra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pso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m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nda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p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aphil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reen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guess-langu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ammertime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ash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g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pfeed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-simila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entit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agent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re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x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ttpx-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u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urry-fil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hy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ampoliciesgonewi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da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dna_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age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ageio-ffm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g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m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flux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i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qui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p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tagram-private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nstagram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oc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2lo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ge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c_dhcp_leas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so316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iv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ava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inja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propert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pype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8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m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on2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jsonpath-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eybo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eylo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i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ismet-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om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kw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azy-im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dap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da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b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creg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sedb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vt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vtx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ew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sapf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sntf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v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wnt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fwsi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ke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ln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luks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msiec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olec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qco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reg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retranslat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cca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igscan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mdev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smra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taxi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u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hdi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shadow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bvslvm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mi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te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iverelo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nkpars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s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u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lzallrigh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2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-ali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ho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c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kov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autosche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rshmallow-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as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cafee-e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d2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d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echanicalso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asm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mer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nikerber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stune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i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mb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mh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n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dbus-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vi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ox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r.b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g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offcrypto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srestaz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ltipartpost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murmur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me-that-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m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a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4j-dr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o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etfilter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rmal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tifi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otify_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plus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nyaw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auth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bfus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ch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l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mitemp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nelog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enste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i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ptparse-pr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rdered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rion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otx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rs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ssive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athm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bkdf2_ct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cap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coded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df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dfminer3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ep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h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llow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ng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p-shi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iplapi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kg-ab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s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gin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gn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lum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m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ck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lyswarm-artif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ormanslog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rt-f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oy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p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es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g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pe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sp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xy-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roxy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srp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table-boxc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blicsuf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blicsuffix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utt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-rad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-zabb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010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2n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3.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3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att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auto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base6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binary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i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r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c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mum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do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vm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o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x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cel-xl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exi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fa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form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e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hid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h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oogl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reynoisev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g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inqui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js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at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n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st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em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n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is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s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mstea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ngr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np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od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rma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or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pete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peteer-steal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s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ug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py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odeng-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qt5-web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adam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rtl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afebrow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h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de-com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ig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qlite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tri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sw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bi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cront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d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mailahoy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fli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geoip-geo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i18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lib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lib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ma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ntlm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open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ushsa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py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regis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r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symmetric-json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wapp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tools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on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hreatgri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s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t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tz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u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v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avel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eb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er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pyxc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qt4re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questio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ange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ateli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d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adch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la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ts-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ests-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irements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quirement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st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tdec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et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fc5424-logging-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ich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l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oca-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pi-g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r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afede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afe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an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apy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hed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e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uffing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cruf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arch-engin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ret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len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lenium-w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ntence-transform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rpentar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etuptools-mark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fale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f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ellj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h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-term-men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k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plek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mu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ngl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p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i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low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low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art-op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arten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moke-zeph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ial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id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ketp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ocks5l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ark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eech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http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napole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hinxcontrib-websup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l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lunk-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oof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pyo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-mix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-ut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qlalchemy_schemadis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rs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h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shpub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at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an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binwa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p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egoveritas-py010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-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ix2-patter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ans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ing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tringd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un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vg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wagger-ui-bund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m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mautom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syslog-rfc5424-form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a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axii2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e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lnets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nsorflow-probabil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rminable-thre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rminaltab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xt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f-ker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i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rea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hreatcro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meout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mezone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ny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iny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ls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lslite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p2v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orrequ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cker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ans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rufflehogregex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wi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es-crypt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es-py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a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bi-rea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lid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blob-nat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compyle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code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que-log-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i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n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pd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rl-normal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rl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ser-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user-ag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idator-collec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idi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alu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erbose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erypretty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ewst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rustotal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iv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tapi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uln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vuln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3af-api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keon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piti-arse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piti-swa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sa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ay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akrefmeth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ar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driver-man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ebsoc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hic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_inet_p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certst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nss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re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rer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itness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ordclou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s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www-authentic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html2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ls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l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m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mp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path-express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xyzservi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google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-python-d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-redna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ra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sw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yat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3-solver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dae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ebra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lib_wr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o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-zodbur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${_pkgbase}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dblock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il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emb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exa-top-s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lt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mq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ny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ache-log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i-dnsdump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ipk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pdi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ps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chive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comple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on2_cf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g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rr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cii_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n1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syn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omicwri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tt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utobah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uto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aw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b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o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_collectio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a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-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entry-points-selec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functools_lru_cach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kports.shutil_get_terminal_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acp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sou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sou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autiful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n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encode.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lli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n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ip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ess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in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lu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o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ot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ran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build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checontr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ch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i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ap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l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m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ns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rber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ert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f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f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hard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ear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-plug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ck-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l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m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ap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a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cl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ed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lor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mmand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ob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fig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ole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tant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ntext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uch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uchd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ver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overa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c1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ce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och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rypt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sssel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c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cymru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em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rts.util.lr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ate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fused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leg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m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epreca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fwinr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ct2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ctto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istutils-ex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jango-res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ns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ker-pycr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o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docx2t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asyg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cd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distan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ditor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fi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ggh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astic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feste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lix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mailprotection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trypoi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num3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sm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t-xml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vent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extr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c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ake-user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eed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byt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d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le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ixtu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ke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ke8-per-file-igno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bab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b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class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co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log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negoti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open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rest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res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socket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sqlalchem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whooshalchemy-red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ask-w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lipfl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eezeg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id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rida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llcontac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si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tools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n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tur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zz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fuzzyw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dshorte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n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graphic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i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o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t-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tma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v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event-webso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it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it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nupl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bj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bjec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pi-python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auth-http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search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-street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oogletran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m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phill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aphvi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ene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en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uess-langua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g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ex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g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pfee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pfeeds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-similar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2t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5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ml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re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ttpret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urry-fil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hyper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ampoliciesgonewil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da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d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ageio-ffm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ages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ack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ortlib-metad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mportlib_resour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cremen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i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i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stagram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ntervaltre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oc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2loc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add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python-g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sc_dhcp_leas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itsdangero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aval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dc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eepn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inja-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mesp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beautifi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2ht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path-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jsonrpclib-pel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eybo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ey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ismet-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iwisol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omb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kwconf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dapdomain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evenshte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arch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bde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evtx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ew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kee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regf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cca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igscan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smdev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bvmdk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inecach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ck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gboo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og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l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2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2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cho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k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rk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rkupsa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tplo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axmind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cafee-ep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cca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echan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asm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me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mere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stu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ix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dbus-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noton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re-iter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vi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ox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r.b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sg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soffcrypto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lpyplex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ltipartpost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muta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ats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dg-https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obo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oti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ad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filter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ifac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etwork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fc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fqueu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lt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o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plus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lm-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tp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u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nyaw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au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l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le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g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enpyx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pi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dered-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dered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rionsd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scryp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otx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ckag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amik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rs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ssive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ss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li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athm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k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kdf2_ctyp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b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ap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coded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m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dfr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e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p51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p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exp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g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g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h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cklesh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l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llow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iplapis-pyth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atformdi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ay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g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in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ugnp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lyswarm-artif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pp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ppler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oy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a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awc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etty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lo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gressb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mpt_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mpt_toolkit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tobu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roxy-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sut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sycopg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typroc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blicsuff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blicsuffix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utt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-rad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-zabb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2ne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3.8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32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sn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asn1-mod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inaryed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ak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o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oomfilterm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blue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la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odesty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yptodo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ryptodom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u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c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dotpl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lf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xec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exif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ig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lak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ftp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ex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ithu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m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canv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oogle-simp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raphvi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reynoisev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gt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hamc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inot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j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em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ib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lz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i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on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my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nac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n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d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openss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ar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df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rcl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erma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r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pt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q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ou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sist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rtls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afebrows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end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eri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h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b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m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qlite-legac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sw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co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m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est-twist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doc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ngine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v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ev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geo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geoip-geo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i18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lib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ma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ntlm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owasp-zap-v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p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pyt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socket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symmetric-json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on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hreatgrid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sk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t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us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u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pyzm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r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qt4re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d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commonm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g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portl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oauth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quests-toolbe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solve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etry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fc5424-logging-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ca-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guehosta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pgad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i-g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py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uamel-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ru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3trans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afede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afe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ndi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apy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reen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leni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rvice-ident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tup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etuptools-sc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fale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f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a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hod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-req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gener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plek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muv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ngledisp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-py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p-pyq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k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kype4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lowa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art-op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artencod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oke-zephy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mspd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nowballste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ortedcontain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oupsie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eakl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eechrecogni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-alabaster-t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_rtd_th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contrib-httpdom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hinxcontrib-websup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li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pyonwe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-mixi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qlalchemy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sd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sh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ats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gan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eved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ix-valid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op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re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tringc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ubprocess3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yma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symautoma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abu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axii2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b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le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lnets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rminaltab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st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xt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ext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ft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hreatcrow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imeout-deco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iny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ld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lslite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rna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rrequ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q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cebac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itl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a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rolli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wee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wisted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xa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xsock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y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tzloc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a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j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code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deco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r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ittes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nq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pdate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itempl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llib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lno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rw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ser-ag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ser-agen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tidy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alidate-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alidi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cr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erbose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rtualen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irustotal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vulnd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akeon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cwid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akrefmeth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bencod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bsocket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erkzeu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g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e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ichcraf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o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hoo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in_inet_p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ra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sgir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spro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tfor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wxpython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att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d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goog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-wr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x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sxwr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l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mlto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xtermcol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ra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yatt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i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ope-ev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2-zope-interf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thon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pyvmi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a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bd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adioli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rlj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cintilla-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cintilla-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srepl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char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datavis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do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examp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remoteobjec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sc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serial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cha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5-websock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tweb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ark-eng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sand-l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uicksc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wt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qwtplot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b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cco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bindin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keyst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unico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are2-ya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diograp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inbow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nge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pi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v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w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awsec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ac-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ase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k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bn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cracki-m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crd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eskto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-cipher-che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-se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pass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dw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aver-wps-fork-t6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b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entfilecach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mpo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noit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verd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overjp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s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studi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cupera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-haw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fa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irectpois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po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dsock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elph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e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i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looku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epo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i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ri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g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ka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lay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mot3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mote-method-gue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play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p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ourceh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po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stler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td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ti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erse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i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v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idi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fid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hodio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ch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d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d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net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pd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iwif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logi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misco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oid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ad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gue-mysql-se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guehostap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m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o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o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eado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e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puti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outer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c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d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piv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r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ct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keyfi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h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man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sp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f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-43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-wmb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8812au-aircrack-dkm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8814au-dkms-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am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i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lsd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p-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tpb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ily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$_gem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air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amertron-epru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cldr-plurals-runtime-r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doco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dry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for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http_configur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htt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iostru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echani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ini_exif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multi_xm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ative-package-insta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et-http-digest_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ntlm-ht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prog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gtk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-termi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rubyntl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single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sn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text-t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twitter_cld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f_ex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icode-confusab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unicode-display-wid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webrobo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-zp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2.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by2.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les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hound-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ustpa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vi-capt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rww-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2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3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fe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g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gan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kis3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leae-log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b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dump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es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plic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mydelux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cast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si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nd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ru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s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vvy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aw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b0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-ma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ne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q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ns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-security-gui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-workbe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py-ssl_t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ave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cm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hnappi-dh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out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out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ape-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atchab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ounge-nt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ry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t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cyll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n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ang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sh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drtr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rch133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comp-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ond-or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ret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ure-dele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cure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-su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k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mgr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nsepost-x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ntrype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gio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ial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ializationdu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rver-status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ssionli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eto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g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00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0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owexpl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dow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e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e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arp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-compi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-facto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code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er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ina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no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p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sploi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ll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rl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erlock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hg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bok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it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danh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otb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rtfuz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osub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re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uffle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huj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ck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dgue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spo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gthie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ent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enttri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l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duck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lan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-lan-scan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eemailspoo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plye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mtrac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n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armyknif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cal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p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sho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pvicio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rep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tad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ited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j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ip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ip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di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pe-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kype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ackpira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euthkit-jav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euth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it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i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th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wlor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owloris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lur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li-cf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li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a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clien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crun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bs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plshllctrl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te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user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-vr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tpt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ugg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muggler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1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llyga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pcep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arf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-probe-re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jo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ff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i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-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m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op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opy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ow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sc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ny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apu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-vul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pwn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ia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ket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ck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nar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o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ourcema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d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row-wi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ar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c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ctrw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e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ektr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f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hinxba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derf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derpig-pdf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ke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ke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i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loit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loit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too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okfla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otbu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char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houn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ing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raykat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py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it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ivul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power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qls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r-7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dp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honey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privkey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-user-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at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pra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htri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hostname-resol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-phuck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c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nu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can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n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st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ly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m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-sheri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rf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st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kfl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o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ekk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rd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rttls-mit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atsprocess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b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cr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det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leg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overita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see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gsolv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nograp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pi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ew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icky-keys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ig-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m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m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q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rm-r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owaw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eam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ngsif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ipt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ru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tu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3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domai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j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l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list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terfu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b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id3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ll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per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uricata-ver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vn-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p-di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fintru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ftoo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w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bor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lki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ms2el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floo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sysinternals-sui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1li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5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b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chyo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ctical-exploitati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ip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ke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o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argetedkerbero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b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get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hunt-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kf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control-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co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dst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e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jun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tra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tracero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wat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cpxtra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amsuser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ardo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kdefense-automa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ll-me-your-secre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mpoma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c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e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dv1-ij1-ll2-td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dv1-ij1-ll2-td1-ot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erminus-font-tt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brute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ftp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gc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keyfin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pptp-bru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smart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-ssl-d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cru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dorkb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fatr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harv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mo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ez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reat-drag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reatsp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humbcacheview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dos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l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me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mever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fol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foleak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fingerprint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-prob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hel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preten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ls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nsc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ken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ken-reve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mcatwardeploy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pe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autocircu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brow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-rou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craw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orsh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p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ce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p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ax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vor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evorsp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d-de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nit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ixd00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ga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e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rusttre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sh-sct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tpass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un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ur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eets-analy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eet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i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wof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ypo3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tyt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3-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3-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at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fil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too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ertooth-kism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iquiti-prob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bi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is8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-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astc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ptunn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d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efi-firmware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o-wardriv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fon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hoh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ltimate-facebook-scr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m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blo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captcha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co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db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derscorej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fur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corn-powershel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corn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fla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o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s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ix-prives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secu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st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ntwi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np-pentest-tool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n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pt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craz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dig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extra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lvie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r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b-canar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br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name-anarch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na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re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errecon-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jrnl2cs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jrnlcarv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sn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lovei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offis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udp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uw-zo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3n0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lhalla-ap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ault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a2grap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bsm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cs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erini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fee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host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dal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deosnar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lla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nett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ermonk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proy-voipk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rustot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sq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sualize-log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ivise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-hopp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lan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mclo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c-bypau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n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hop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ipo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fo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n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atility-extr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oltr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pnpiv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aud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t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svb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t-cl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nerabilities-spid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vuln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13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3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ninj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pa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fw00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id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ld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backp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backur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mor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aypara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cv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dic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-sou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2ld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aco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analyz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bor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enu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exploitation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fi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hand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hun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kil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pwn3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rut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ca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ha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hell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lay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ockif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te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b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b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m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evel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irda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pbu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es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f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p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brea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port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smy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at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chcd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sp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itewidow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hoxyr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-fey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autopw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hone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pumpki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-rad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bro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channelmon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curs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jamm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phish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sca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fit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kige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ld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ap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ive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binari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exploit-sugge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prefetch-par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-privesc-che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dowsspyblo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ex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f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he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regf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nrel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edti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eless-id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router-keyr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itchx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khtmltopd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lan2et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busmeter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i-clien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mi-forensic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nma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-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lperting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ndersha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brutepr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listct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lis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o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ress-exploit-framewor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ordpre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-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a2-halfhandshake-cr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rute-rp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bulle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forc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ek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i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pswee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reckues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-attack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cri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fuzz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si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suspect-prox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up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uzz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hexedi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common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gtk2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xwidgets-gtk3-3.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wyd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-rs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-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32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ava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cnam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ed-inte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erosploi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fltre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lrpc-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mpp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orbrutefor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ire-crossdomain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l-search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lic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probe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d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ro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pea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rfprob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-frea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co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cra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le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p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ca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snip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trac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trik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ssy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w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serv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exploit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xpw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xxxpwn-smar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f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ra-rule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a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c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suo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te-bt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was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ay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crawl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eti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injecto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soseria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yu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ckattack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rn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ar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dn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ek-aux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l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ratool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rowine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u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eus-scanner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grab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grab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pdump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pexec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rikat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izzania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ste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ulu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ulucrypt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xing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office:value-type="string" calcext:value-type="string">
            <text:p>zykey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number:number-style style:name="NF10001">
      <number:number number:decimal-places="1" number:min-integer-digits="2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